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8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ce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Archivo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Precisión TP/(TP+FP)</text:p>
          </table:table-cell>
          <table:table-cell table:style-name="ce1"/>
          <table:table-cell/>
          <table:table-cell table:style-name="ce1" table:number-columns-repeated="1018"/>
        </table:table-row>
        <table:table-row table:style-name="ro1">
          <table:table-cell office:value-type="string" calcext:value-type="string">
            <text:p>EnterExitCrossingPaths1front.m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percentage" office:value="0.296296296296296" calcext:value-type="percentage">
            <text:p>29,63%</text:p>
          </table:table-cell>
          <table:table-cell table:style-name="ce3" office:value-type="string" calcext:value-type="string">
            <text:p>Método</text:p>
          </table:table-cell>
          <table:table-cell office:value-type="string" calcext:value-type="string">
            <text:p>PA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rExitCrossingPaths2front.mp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percentage" office:value="0.551760335917313" calcext:value-type="percentage">
            <text:p>55,18%</text:p>
          </table:table-cell>
          <table:table-cell table:style-name="ce3" office:value-type="string" calcext:value-type="string">
            <text:p>distanciaUmbral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LeaveShop1front.m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416666666666667" calcext:value-type="percentage">
            <text:p>41,67%</text:p>
          </table:table-cell>
          <table:table-cell office:value-type="string" calcext:value-type="string">
            <text:p>minMatch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LeaveShop2front.mp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percentage" office:value="0.5" calcext:value-type="percentage">
            <text:p>50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LeaveShopReenter2front.mp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percentage" office:value="0.365102639296188" calcext:value-type="percentage">
            <text:p>36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ShopOneWait1front.mpg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percentage" office:value="0.414463601532567" calcext:value-type="percentage">
            <text:p>41,45%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OneShopOneWait2front.mpg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percentage" office:value="0.651515151515152" calcext:value-type="percentage">
            <text:p>65,1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StopEnter1front.mpg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percentage" office:value="0.710526315789474" calcext:value-type="percentage">
            <text:p>71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StopEnter2front.mpg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percentage" office:value="0.67948717948718" calcext:value-type="percentage">
            <text:p>67,95%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OneStopMoveEnter2front.mpg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percentage" office:value="0.80952380952381" calcext:value-type="percentage">
            <text:p>80,9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StopMoveNoEnter2front.mpg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percentage" office:value="0.745762711864407" calcext:value-type="percentage">
            <text:p>74,5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StopNoEnter1front.mpg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percentage" office:value="0.375" calcext:value-type="percentage">
            <text:p>37,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StopNoEnter2front.mpg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percentage" office:value="0.47239263803681" calcext:value-type="percentage">
            <text:p>47,2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pAssistant1front.mpg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percentage" office:value="0.6" calcext:value-type="percentage">
            <text:p>60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ePastShop1front.mpg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percentage" office:value="0.376811594202899" calcext:value-type="percentage">
            <text:p>37,68%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D10485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1-06T21:31:04.153508817</dc:date>
    <meta:editing-duration>P0D</meta:editing-duration>
    <meta:editing-cycles>1</meta:editing-cycles>
    <meta:document-statistic meta:table-count="1" meta:cell-count="70" meta:object-count="0"/>
  </office:meta>
</office:document-meta>
</file>